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c5b14" officeooo:paragraph-rsid="001c5b14"/>
    </style:style>
    <style:style style:name="P2" style:family="paragraph" style:parent-style-name="Standard">
      <style:text-properties officeooo:rsid="001c5b14" officeooo:paragraph-rsid="001c5b14"/>
    </style:style>
    <style:style style:name="P3" style:family="paragraph" style:parent-style-name="Standard">
      <style:text-properties fo:font-weight="bold" officeooo:rsid="001c5b14" officeooo:paragraph-rsid="001c5b14" style:font-weight-asian="bold" style:font-weight-complex="bold"/>
    </style:style>
    <style:style style:name="P4" style:family="paragraph" style:parent-style-name="Standard">
      <style:text-properties fo:font-weight="bold" officeooo:rsid="001d0c13" officeooo:paragraph-rsid="001d0c13" style:font-weight-asian="bold" style:font-weight-complex="bold"/>
    </style:style>
    <style:style style:name="P5" style:family="paragraph" style:parent-style-name="Standard">
      <style:text-properties fo:font-weight="bold" officeooo:rsid="001dd24a" officeooo:paragraph-rsid="001dd24a" style:font-weight-asian="bold" style:font-weight-complex="bold"/>
    </style:style>
    <style:style style:name="P6" style:family="paragraph" style:parent-style-name="Standard">
      <style:text-properties fo:font-weight="bold" officeooo:rsid="00202f5e" officeooo:paragraph-rsid="00202f5e" style:font-weight-asian="bold" style:font-weight-complex="bold"/>
    </style:style>
    <style:style style:name="P7" style:family="paragraph" style:parent-style-name="Standard">
      <style:text-properties fo:font-weight="bold" officeooo:rsid="00241581" officeooo:paragraph-rsid="00241581" style:font-weight-asian="bold" style:font-weight-complex="bold"/>
    </style:style>
    <style:style style:name="P8" style:family="paragraph" style:parent-style-name="Standard">
      <style:text-properties fo:font-weight="bold" officeooo:rsid="00244c95" officeooo:paragraph-rsid="00244c95" style:font-weight-asian="bold" style:font-weight-complex="bold"/>
    </style:style>
    <style:style style:name="P9" style:family="paragraph" style:parent-style-name="Standard">
      <style:text-properties fo:font-weight="bold" officeooo:rsid="002458fd" officeooo:paragraph-rsid="002458fd" style:font-weight-asian="bold" style:font-weight-complex="bold"/>
    </style:style>
    <style:style style:name="P10" style:family="paragraph" style:parent-style-name="Standard">
      <style:text-properties fo:font-weight="bold" officeooo:rsid="0025c032" officeooo:paragraph-rsid="0025c032" style:font-weight-asian="bold" style:font-weight-complex="bold"/>
    </style:style>
    <style:style style:name="P11" style:family="paragraph" style:parent-style-name="Standard">
      <style:text-properties fo:font-weight="bold" officeooo:rsid="00299847" officeooo:paragraph-rsid="00299847" style:font-weight-asian="bold" style:font-weight-complex="bold"/>
    </style:style>
    <style:style style:name="P12" style:family="paragraph" style:parent-style-name="Standard">
      <style:text-properties fo:font-weight="bold" officeooo:rsid="002b1046" officeooo:paragraph-rsid="002b1046" style:font-weight-asian="bold" style:font-weight-complex="bold"/>
    </style:style>
    <style:style style:name="P13" style:family="paragraph" style:parent-style-name="Standard">
      <style:text-properties fo:font-weight="bold" officeooo:rsid="002e19bf" officeooo:paragraph-rsid="002e19bf" style:font-weight-asian="bold" style:font-weight-complex="bold"/>
    </style:style>
    <style:style style:name="P14" style:family="paragraph" style:parent-style-name="Standard">
      <style:text-properties fo:font-weight="bold" officeooo:rsid="002f4d58" officeooo:paragraph-rsid="002f4d58" style:font-weight-asian="bold" style:font-weight-complex="bold"/>
    </style:style>
    <style:style style:name="P15" style:family="paragraph" style:parent-style-name="Standard">
      <style:text-properties fo:font-weight="bold" officeooo:rsid="0031d638" officeooo:paragraph-rsid="0031d638" style:font-weight-asian="bold" style:font-weight-complex="bold"/>
    </style:style>
    <style:style style:name="P16" style:family="paragraph" style:parent-style-name="Standard">
      <style:text-properties fo:font-weight="normal" officeooo:rsid="002ff7d8" officeooo:paragraph-rsid="002ff7d8" style:font-weight-asian="normal" style:font-weight-complex="normal"/>
    </style:style>
    <style:style style:name="P17" style:family="paragraph" style:parent-style-name="Standard" style:list-style-name="L1">
      <style:text-properties fo:font-weight="bold" officeooo:rsid="001c5b14" officeooo:paragraph-rsid="001c5b14" style:font-weight-asian="bold" style:font-weight-complex="bold"/>
    </style:style>
    <style:style style:name="P18" style:family="paragraph" style:parent-style-name="Standard" style:list-style-name="L2">
      <style:text-properties fo:font-weight="bold" officeooo:rsid="001c5b14" officeooo:paragraph-rsid="001c5b14" style:font-weight-asian="bold" style:font-weight-complex="bold"/>
    </style:style>
    <style:style style:name="P19" style:family="paragraph" style:parent-style-name="Standard" style:list-style-name="L4">
      <style:text-properties fo:font-weight="bold" officeooo:rsid="001d0c13" officeooo:paragraph-rsid="001d0c13" style:font-weight-asian="bold" style:font-weight-complex="bold"/>
    </style:style>
    <style:style style:name="P20" style:family="paragraph" style:parent-style-name="Standard" style:list-style-name="L5">
      <style:text-properties fo:font-weight="bold" officeooo:rsid="002458fd" officeooo:paragraph-rsid="002458fd" style:font-weight-asian="bold" style:font-weight-complex="bold"/>
    </style:style>
    <style:style style:name="P21" style:family="paragraph" style:parent-style-name="Standard" style:list-style-name="L6">
      <style:text-properties fo:font-weight="bold" officeooo:rsid="0025c032" officeooo:paragraph-rsid="0025c032" style:font-weight-asian="bold" style:font-weight-complex="bold"/>
    </style:style>
    <style:style style:name="P22" style:family="paragraph" style:parent-style-name="Standard" style:list-style-name="L6">
      <style:text-properties fo:font-weight="bold" officeooo:rsid="0027ad82" officeooo:paragraph-rsid="0027ad82" style:font-weight-asian="bold" style:font-weight-complex="bold"/>
    </style:style>
    <style:style style:name="P23" style:family="paragraph" style:parent-style-name="Standard" style:list-style-name="L6">
      <style:text-properties fo:font-weight="bold" officeooo:rsid="00285b26" officeooo:paragraph-rsid="00285b26" style:font-weight-asian="bold" style:font-weight-complex="bold"/>
    </style:style>
    <style:style style:name="P24" style:family="paragraph" style:parent-style-name="Standard">
      <style:text-properties fo:font-weight="bold" officeooo:rsid="0031d638" officeooo:paragraph-rsid="0031d638" style:font-weight-asian="bold" style:font-weight-complex="bold"/>
    </style:style>
    <style:style style:name="P25" style:family="paragraph" style:parent-style-name="Standard" style:list-style-name="L1">
      <style:text-properties fo:font-weight="normal" officeooo:rsid="001c5b14" officeooo:paragraph-rsid="001c5b14" style:font-weight-asian="normal" style:font-weight-complex="normal"/>
    </style:style>
    <style:style style:name="P26" style:family="paragraph" style:parent-style-name="Standard">
      <style:text-properties fo:font-weight="normal" officeooo:rsid="001c5b14" officeooo:paragraph-rsid="001c5b14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1c5b14" officeooo:paragraph-rsid="001c5b14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1d0c13" officeooo:paragraph-rsid="001d0c13" style:font-weight-asian="normal" style:font-weight-complex="normal"/>
    </style:style>
    <style:style style:name="P29" style:family="paragraph" style:parent-style-name="Standard">
      <style:text-properties fo:font-weight="normal" officeooo:rsid="001d0c13" officeooo:paragraph-rsid="001d0c13" style:font-weight-asian="normal" style:font-weight-complex="normal"/>
    </style:style>
    <style:style style:name="P30" style:family="paragraph" style:parent-style-name="Standard" style:list-style-name="L4">
      <style:text-properties fo:font-weight="normal" officeooo:rsid="001d0c13" officeooo:paragraph-rsid="001d0c13" style:font-weight-asian="normal" style:font-weight-complex="normal"/>
    </style:style>
    <style:style style:name="P31" style:family="paragraph" style:parent-style-name="Standard">
      <style:text-properties fo:font-weight="normal" officeooo:rsid="001dd24a" officeooo:paragraph-rsid="001dd24a" style:font-weight-asian="normal" style:font-weight-complex="normal"/>
    </style:style>
    <style:style style:name="P32" style:family="paragraph" style:parent-style-name="Standard">
      <style:text-properties fo:font-weight="normal" officeooo:rsid="00202f5e" officeooo:paragraph-rsid="00202f5e" style:font-weight-asian="normal" style:font-weight-complex="normal"/>
    </style:style>
    <style:style style:name="P33" style:family="paragraph" style:parent-style-name="Standard">
      <style:text-properties fo:font-weight="normal" officeooo:rsid="00241581" officeooo:paragraph-rsid="00241581" style:font-weight-asian="normal" style:font-weight-complex="normal"/>
    </style:style>
    <style:style style:name="P34" style:family="paragraph" style:parent-style-name="Standard">
      <style:text-properties fo:font-weight="normal" officeooo:rsid="00244c95" officeooo:paragraph-rsid="00244c95" style:font-weight-asian="normal" style:font-weight-complex="normal"/>
    </style:style>
    <style:style style:name="P35" style:family="paragraph" style:parent-style-name="Standard">
      <style:text-properties fo:font-weight="normal" officeooo:rsid="002458fd" officeooo:paragraph-rsid="002458fd" style:font-weight-asian="normal" style:font-weight-complex="normal"/>
    </style:style>
    <style:style style:name="P36" style:family="paragraph" style:parent-style-name="Standard">
      <style:text-properties fo:font-style="normal" fo:font-weight="normal" officeooo:rsid="00285b26" officeooo:paragraph-rsid="00285b26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299847" officeooo:paragraph-rsid="00299847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2b1046" officeooo:paragraph-rsid="002b1046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2e19bf" officeooo:paragraph-rsid="002e19b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2f4d58" officeooo:paragraph-rsid="002f4d5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2ff7d8" officeooo:paragraph-rsid="002ff7d8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af4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0000ff"/>
    </style:style>
    <style:style style:name="T6" style:family="text">
      <style:text-properties officeooo:rsid="0022af4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bbio: governos que não são legítimos tendem a desaparecer.</text:p>
      <text:p text:style-name="P2"/>
      <text:p text:style-name="P2">Weber: <text:span text:style-name="T3">poder</text:span> está diretamente ligado à capacidade de mandar e de ter quem obedeça, à possibilidade de uso de força persuasiva ou material. É impor sua vontade contra a vontade de outras pessoas.</text:p>
      <text:p text:style-name="P2"/>
      <text:p text:style-name="P3">Dominação<text:span text:style-name="T1">:</text:span></text:p>
      <text:list xml:id="list3853442690333248547" text:style-name="L1">
        <text:list-item>
          <text:p text:style-name="P25">pré-condições: legitimidade e poder;</text:p>
        </text:list-item>
        <text:list-item>
          <text:p text:style-name="P25">tipos de dominação:</text:p>
          <text:list>
            <text:list-item>
              <text:p text:style-name="P17">tradicional<text:span text:style-name="T1">:</text:span></text:p>
              <text:list>
                <text:list-item>
                  <text:p text:style-name="P25">patrimonialismo; e</text:p>
                </text:list-item>
                <text:list-item>
                  <text:p text:style-name="P25">patriarcalismo;</text:p>
                </text:list-item>
              </text:list>
            </text:list-item>
            <text:list-item>
              <text:p text:style-name="P17">carismática<text:span text:style-name="T1">; e</text:span></text:p>
            </text:list-item>
            <text:list-item>
              <text:p text:style-name="P17">racional-legal<text:span text:style-name="T1">;</text:span></text:p>
            </text:list-item>
          </text:list>
        </text:list-item>
      </text:list>
      <text:p text:style-name="P26"/>
      <text:p text:style-name="P3"><text:span text:style-name="T1">Dominação </text:span>carismática<text:span text:style-name="T1">:</text:span></text:p>
      <text:list xml:id="list8116299004727864415" text:style-name="L2">
        <text:list-item>
          <text:p text:style-name="P27">comum na América Latina;</text:p>
        </text:list-item>
        <text:list-item>
          <text:p text:style-name="P27">líder revolucionário ou religioso;</text:p>
        </text:list-item>
        <text:list-item>
          <text:p text:style-name="P27">não há transferência de poder ou hereditariedade – o poder emana de características pessoais;</text:p>
        </text:list-item>
        <text:list-item>
          <text:p text:style-name="P27">instável e de pouca base racional;</text:p>
        </text:list-item>
        <text:list-item>
          <text:p text:style-name="P18"><text:span text:style-name="T1">é </text:span>extracoditiana<text:span text:style-name="T1"> – raro e que não existe no dia a dia, surge de forma inesperada.</text:span></text:p>
        </text:list-item>
      </text:list>
      <text:p text:style-name="P26"/>
      <text:p text:style-name="P3"><text:span text:style-name="T1">Dominação </text:span>racional-legal<text:span text:style-name="T1"> (</text:span>burocrática<text:span text:style-name="T1">):</text:span></text:p>
      <text:list xml:id="list810677659928357015" text:style-name="L3">
        <text:list-item>
          <text:p text:style-name="P28">obediência decorre de ordens impessoais e objetivas, instituídas por meio das leis.</text:p>
        </text:list-item>
      </text:list>
      <text:p text:style-name="P29"/>
      <text:p text:style-name="P4"><text:span text:style-name="T1">Dominação </text:span>tradicional<text:span text:style-name="T1">:</text:span></text:p>
      <text:list xml:id="list2912434442554071244" text:style-name="L4">
        <text:list-item>
          <text:p text:style-name="P30">ligada aos costumes e tradições;</text:p>
        </text:list-item>
        <text:list-item>
          <text:p text:style-name="P30">divide-se em:</text:p>
          <text:list>
            <text:list-item>
              <text:p text:style-name="P19">patriarcalismo<text:span text:style-name="T1">:</text:span></text:p>
              <text:list>
                <text:list-item>
                  <text:p text:style-name="P30">legitimidade hereditária;</text:p>
                </text:list-item>
                <text:list-item>
                  <text:p text:style-name="P30">mais velhos dominam;</text:p>
                </text:list-item>
                <text:list-item>
                  <text:p text:style-name="P30">subordinados são tratados como companheiros e não como súditos;</text:p>
                </text:list-item>
              </text:list>
            </text:list-item>
            <text:list-item>
              <text:p text:style-name="P19">patrimonialismo<text:span text:style-name="T1">.</text:span></text:p>
            </text:list-item>
          </text:list>
        </text:list-item>
      </text:list>
      <text:p text:style-name="P29"/>
      <text:p text:style-name="P4">Prebenda<text:span text:style-name="T1">: ocupação rendosa e com pouco trabalho.</text:span></text:p>
      <text:p text:style-name="P4">Sinecura<text:span text:style-name="T1">: “emprego” cujas funções nem são exercidas.</text:span></text:p>
      <text:p text:style-name="P29"/>
      <text:p text:style-name="P5"><text:span text:style-name="T1">Raymundo Faoro classificava o grupo que detinha o poder no </text:span>Estado patrimonialista brasileiro<text:span text:style-name="T1"> de </text:span>estamento burocrático<text:span text:style-name="T1"> – ele desrespeitava a impessoalidade e tinha como membros os políticos, burocratas e ocupantes de cargos públicos de alta cúpula. </text:span><text:span text:style-name="T2">O estamento burocrático é um grupo que se serve de práticas </text:span><text:span text:style-name="T6">patrimonialistas</text:span><text:span text:style-name="T2">, mesmo dentro de um modelo burocrático.</text:span></text:p>
      <text:p text:style-name="P31"/>
      <text:p text:style-name="P6"><text:span text:style-name="T1">O </text:span><text:span text:style-name="T4">patrimonialismo</text:span><text:span text:style-name="T1"> é o modelo predominante até o período dos </text:span><text:span text:style-name="T4">Estados Absolutistas</text:span><text:span text:style-name="T1">. Depois do início das </text:span><text:span text:style-name="T5">democracias liberais</text:span><text:span text:style-name="T1">, o modelo </text:span><text:span text:style-name="T5">burocrático</text:span><text:span text:style-name="T1"> ganha força.</text:span></text:p>
      <text:p text:style-name="P32"/>
      <text:p text:style-name="P7"><text:span text:style-name="T1">As </text:span>prioridades<text:span text:style-name="T1"> da Administração </text:span>Burocrática<text:span text:style-name="T1"> eram manter a ordem, administrar a Justiça e garantir contratos e propriedades.</text:span></text:p>
      <text:p text:style-name="P33"><text:soft-page-break/></text:p>
      <text:p text:style-name="P8"><text:span text:style-name="T1">Goudner entende que o </text:span>processo burocrático é instável<text:span text:style-name="T1"> e busca equilíbrio, provocando tensões. Para ele, não existe apenas um tipo de burocracia, mas um infinito delas, que vai desde o </text:span>excesso de burocratização<text:span text:style-name="T1"> até a </text:span>escassez de burocracia<text:span text:style-name="T1">.</text:span></text:p>
      <text:p text:style-name="P34"/>
      <text:p text:style-name="P9"><text:span text:style-name="T1">Na </text:span>administração burocrática<text:span text:style-name="T1">:</text:span></text:p>
      <text:list xml:id="list7874922393973036492" text:style-name="L5">
        <text:list-item>
          <text:p text:style-name="P20"><text:span text:style-name="T1">a hierarquia é </text:span>vertical<text:span text:style-name="T1">; e</text:span></text:p>
        </text:list-item>
        <text:list-item>
          <text:p text:style-name="P20"><text:span text:style-name="T1">a divisão do trabalho é </text:span>horizontal<text:span text:style-name="T1">.</text:span></text:p>
        </text:list-item>
      </text:list>
      <text:p text:style-name="P35"/>
      <text:p text:style-name="P10"><text:span text:style-name="T1">Pontos mais importantes da </text:span>burocracia<text:span text:style-name="T1"> de acordo com </text:span>Crozier<text:span text:style-name="T1">:</text:span></text:p>
      <text:list xml:id="list22963646633721422" text:style-name="L6">
        <text:list-item>
          <text:p text:style-name="P21">crise<text:span text:style-name="T1"> – elemento de qualquer sistema de organização burocrática. É um meio para se chegar aos reajustes necessários;</text:span></text:p>
        </text:list-item>
        <text:list-item>
          <text:p text:style-name="P21">mudanças<text:span text:style-name="T1"> – por mais que o modelo burocrático se oponha à mudança, ela é inevitável, vem de cima para baixo e normalmente atinge a instituição como um todo e raramento é uma mudança gradual. Há </text:span><text:span text:style-name="T7">alternância de longos períodos de estabilidade e curtos espaços de crise e mudanças</text:span><text:span text:style-name="T9">;</text:span></text:p>
        </text:list-item>
        <text:list-item>
          <text:p text:style-name="P22"><text:span text:style-name="T8">ponto de mudança</text:span><text:span text:style-name="T9"> – a organização burocrática só cede às mudanças quando as disfunções são muito graves. Ou seja, a mudança tem como ponto de partida a própria crise;</text:span></text:p>
        </text:list-item>
        <text:list-item>
          <text:p text:style-name="P23"><text:span text:style-name="T8">relações de poder</text:span><text:span text:style-name="T9"> – regras impessoais, poder de decisão centralizado, indivíduos estratificados em grupos homogêneos e fechados induzem a um círculo vicioso, criando relações de poder paralelas. Quando uma regra acaba atrapalhando algo, no lugar de eliminá-la, criam-se mais regras, com mais força que as anteriores.</text:span></text:p>
        </text:list-item>
      </text:list>
      <text:p text:style-name="P36"/>
      <text:p text:style-name="P11"><text:span text:style-name="T9">Segundo </text:span><text:span text:style-name="T8">Weber</text:span><text:span text:style-name="T9">, o </text:span><text:span text:style-name="T8">modelo burocrático</text:span><text:span text:style-name="T9"> é um </text:span><text:span text:style-name="T8">sistema de dominação</text:span><text:span text:style-name="T9">.</text:span></text:p>
      <text:p text:style-name="P37"/>
      <text:p text:style-name="P12"><text:span text:style-name="T9">A </text:span><text:span text:style-name="T8">burocracia</text:span><text:span text:style-name="T9"> foi o </text:span><text:span text:style-name="T8">primeiro modelo efetivo de Administração Pública no Brasil</text:span><text:span text:style-name="T9">. O patrimonialismo não era um modelo estruturado…</text:span></text:p>
      <text:p text:style-name="P38"/>
      <text:p text:style-name="P13"><text:span text:style-name="T8">Insulamento burocrático</text:span><text:span text:style-name="T9">: quando a burocracia se isola e não permite influências políticas ou sociais. Faz um trabalho puramente técnico.</text:span></text:p>
      <text:p text:style-name="P13"><text:span text:style-name="T8">Engolfamento social</text:span><text:span text:style-name="T9">: quando a burocracia vai além de sua área de atuação e permeia o político e o social.</text:span></text:p>
      <text:p text:style-name="P39"/>
      <text:p text:style-name="P14"><text:span text:style-name="T9">A </text:span><text:span text:style-name="T8">burocracia </text:span><text:span text:style-name="T9">é baseada em características que têm como consequência a </text:span><text:span text:style-name="T8">previsibilidade do comportamento humano</text:span><text:span text:style-name="T9"> e a </text:span><text:span text:style-name="T8">padronização do desempenho</text:span><text:span text:style-name="T9"> dos participantes, cujo objetivo final é a </text:span><text:span text:style-name="T8">máxima eficiência</text:span><text:span text:style-name="T9"> da organização.</text:span></text:p>
      <text:p text:style-name="P40"/>
      <text:p text:style-name="P16"><text:span text:style-name="T8">Weber entendia que as características da </text:span><text:span text:style-name="T10">burocracia</text:span><text:span text:style-name="T8"> contribuíam </text:span><text:span text:style-name="T10">integralmente</text:span><text:span text:style-name="T8"> para a segurança dos processos organizacionais.</text:span></text:p>
      <text:p text:style-name="P41"/>
      <text:p text:style-name="P15"><text:span text:style-name="T8">Gerencialismo puro</text:span><text:span text:style-name="T9"> → redução de custos e aumento da eficiência e qualidade.</text:span></text:p>
      <text:p text:style-name="P15"><text:span text:style-name="T9"/></text:p>
      <text:p text:style-name="P1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5b14" officeooo:paragraph-rsid="001c5b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Modelos teóricos de Administração Pública: patrimonialista e burocrátic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01:29.401679680</meta:creation-date>
    <dc:date>2018-03-11T10:39:01.908216614</dc:date>
    <meta:editing-duration>PT1H1M51S</meta:editing-duration>
    <meta:editing-cycles>20</meta:editing-cycles>
    <meta:generator>LibreOffice/5.2.7.2$Linux_X86_64 LibreOffice_project/20m0$Build-2</meta:generator>
    <meta:document-statistic meta:table-count="0" meta:image-count="0" meta:object-count="0" meta:page-count="2" meta:paragraph-count="48" meta:word-count="607" meta:character-count="3972" meta:non-whitespace-character-count="3431"/>
  </office:meta>
</office:document-meta>
</file>